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Helvetica1" svg:font-family="Helvetica, Arial"/>
    <style:font-face style:name="Kantipur" svg:font-family="Kantipur"/>
    <style:font-face style:name="Palatino" svg:font-family="Palatino"/>
    <style:font-face style:name="Preeti" svg:font-family="Preeti"/>
    <style:font-face style:name="Palatino1" svg:font-family="Palatino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ucidasans" svg:font-family="Lucida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style:font-name="ArialMT" fo:font-size="16pt" style:font-name-asian="ArialMT" style:font-size-asian="16pt" style:font-name-complex="ArialMT" style:font-size-complex="16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size-complex="16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size-complex="16pt" style:font-weight-complex="bold"/>
    </style:style>
    <style:style style:name="P5" style:family="paragraph" style:parent-style-name="Standard" style:master-page-name="Standard_20__28_user_29_">
      <style:paragraph-properties fo:line-height="115%" fo:text-align="center" style:justify-single-word="false" style:page-number="auto" style:writing-mode="lr-tb"/>
      <style:text-properties fo:font-size="16pt" fo:font-style="normal" fo:font-weight="bold" style:font-size-asian="16pt" style:font-size-complex="16pt" style:font-weight-complex="bold"/>
    </style:style>
    <style:style style:name="T1" style:family="text">
      <style:text-properties style:font-name="Arial-BoldMT" fo:font-weight="bold" style:font-name-complex="Arial-BoldMT" style:font-weight-complex="bold"/>
    </style:style>
    <style:style style:name="T2" style:family="text">
      <style:text-properties style:font-name="ArialMT" style:font-name-complex="ArialMT"/>
    </style:style>
    <style:style style:name="T3" style:family="text">
      <style:text-properties fo:font-weight="bold" style:font-weight-complex="bold"/>
    </style:style>
    <style:style style:name="T4" style:family="text">
      <style:text-properties style:font-name="Kantipur" style:font-name-complex="Kantipur"/>
    </style:style>
    <style:style style:name="T5" style:family="text">
      <style:text-properties style:font-name="Ari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P:k]/fGtf]</text:span><text:span text:style-name="T5">- Esperanto</text:span></text:p>
      <text:p text:style-name="P2"><text:span text:style-name="T7">Ps}l5g ;f]rf}F, ;+;f/df slt efiff xf]nfg\ &lt;</text:span> <text:span text:style-name="T9">xfd|f] h:tf] ;fgf] b]z g]kfndf g} s/La Ps ;o efiff ePsf] cGbfh ul/G5 eg] oqf] ;+;f/sf] kfFr c/a jfl;Gbfn] af]Ng] efiffx¿ olt g} 5g\ eg]/ uGg' c;Dej g} geP klg TolQ ;fdfGo s'/f klg xf]Og .</text:span></text:p>
      <text:p text:style-name="P2"/>
      <text:p text:style-name="P2"><text:span text:style-name="T8">ca Psflt/ ;+;f/sf ;a} dflg; Ps x'g</text:span>\ – sf] uf]/f sf] sfnf, sf] wgL sf] u/La, sf] ;Eo, sf] c;Eo, ;a} dflg; efO efO eP/ afFRg' kb{5 eg]/ ljZj eft[Tjjfbsf] gf/f 3GsfOG5, a;'w}j s'6'Dasd\ hlkG5 eg] csf]{lt/ of] c+u|]hL af]Ng], of] hfkfgL af]Ng], of] g]kfnL af]Ng] eg]/ dflg; dflg;sf] juL{s/0f ug]{ dfq x}g, af]lng] efiffsf] cfwf/df hftLo b'ZdgL / P]ltxfl;s zq'tfnfO{ aLrdf kvf{n agfP/ a}dg'Zotfsf] efjgf ;d]t &gt;[hgf ug]{ xfd|f] kl/kf6L /lxcfPsf] 5 . o:tf] jftfj/0fdf xfdL of] sNkgf dfq ug{ ;S5f}F ls ;+;f/sf] csf]{ s'gfdf hfFbf eflifs ;d:of cfOgk/f];\ clg cfˆgf] 3/sf ;b:o;Fu em}F s'/fsfgL ug{ ;lsof];\ . t/ oyfy{df of] ;Dej b]lvFb}g lsgeg] Pp6} efiffdf klg ef}uf]lns / cGo sf/0fx¿n] ubf{ ;fwf/0f c;dfgtf cfP/ ljleGg eflifsfx¿sf] lgdf{0f x'g hfG5 eg] oqf] 7"nf] ;+;f/df ;a}sf] d'vdf Pp6} dfq af]nL x'g;Snf eGg] s'/f sNkgf klg ug{ ;lsFb}g .</text:p>
      <text:p text:style-name="P2"/>
      <text:p text:style-name="P2">cfhsf] o'udf dflg;x¿sf] ljleGg b]zx¿;Fu ljleGg ;DaGw /lx/xG5, ;+;f/e/sf b]zx¿df hfg' eg]sf] 6f]n l5d]sLsf] 3/ hfg' hlQs} eO/xG5 . o:tf] cj:yfdf ;a} b]zsf] ;a} efiff l;ls/fVg] s'/f klg cfPg . To;}n] cfh ef]ln o:tf] Pp6f efiff, h;n] b'O{ ljleGg efifefifL b]z aLr ljrf/sf] cfbfgk|bfg u/fpF5, To;sf] cfjZostf dx;'; ul/g' :jefljs xf] . o;sf nflu cGt/f{li6«o ;~rf/sf] lgldQ Pp6f b]zsf] efiff ljZjsf cGo b]zjf;Lx¿n] l;s]/ cfˆgf] b]z aflx/ pQm efiffsf] dfWodaf6 ;~rf/ ug{ ;Sb5 . oxfF s'g rfxLF efiffnfO{ o:tf] cGt/f{li6«o efiff agfpg] eGg] k|Zg xfd|f] ;fd' cfpF5 / s'g} Ps ;DkGg b]zsf] efiff g} ljZj k|of]hgsf] nflu pko'Qm jf :t/Lo dflgG5 . of] pkfo klg /fd|} xf] t/ of] To;a]nf dfq dfGo x'g]5, h'ga]nf ;+;f/sf ;a} dflg;n] To; b]zk|lt ;dk{0fsf] efjgf /fVg d~h'/ ub{5 . cGoyf s'g} klg :jfledfg JolQm cGt/f{li6«o k|of]usf] nflu eg]/ s'g} b]z ljz]ifsf] efiff l;Sg dg k/fpFb}g . p;n] cfˆgf] dft[efiffsf] klg plQs} cl:tTj b]V5, hlt ljb]zL efiffsf] x'G5 . csf]{, o:tf] ljb]zL efiff l;s]/ af]n]df p;n] slxNo} Tolt /fd|f] / :ki6 af]Ng ;Sb}g , hlt Tof] b]zsf] Ps cgk9 JolQmn] af]Ng ;S5 clg To:tf] kl/l:yltdf c;dfgtfsf] jftfj/0f &gt;[hgf x'g' :jefljs klg xf] . o; afx]s o; lsl;dsf] k|lqmofn] ubf{ ljZj ;dIf pQm efiffsf wgL b]zsf] k|lti7f :jtM a9\5 / ck|ToIf ¿kdf pklgj]zn] em}F c? b]zn] Tof] b]znfO{ ;Ddfgsf] b[li6n] x]g'{kg]{ x'G5 / ToxfFsf] ;+:s[lt / /xg;x/g cFufNg' kg]{ x'G5 . o; k|sf/sf] ljZjefiffsf] s'/f ubf{ xfdL g]kfnLx¿ ;fwf/0ftof c+u|]hLnfO{ cufl8 /fV5f}F . afx| jif{ :s'n SofDk;df k9]/ klg hfFrdf kf; x'g wf}wf} kfg]{ of] efiff s] ljZjefiff aGg ;Snf &lt; k|Zg xfd|} nflu klg ;f]rgLo 5 . To;dfly klg ;+;f/sf] h'g;'s} s'gfdf klg c+u|]hL af]lnG5 eGg] wf/0ff /fVg' unt x'g]5 . o'/f]ks} s'/f ug]{ xf] eg] klg la|l6z åLkx¿ afx]s cGo b]zx¿df lj/n} dfq c+u|]hL af]lnG5 .</text:p>
      <text:p text:style-name="P2"><text:soft-page-break/></text:p>
      <text:p text:style-name="P3"><text:span text:style-name="T3">s'g} Ps efiffsf k|e'Tjaf6 aRg Pp6f t6:y, ;lhnf], rfF8} l;lsg] / s'g} b]zsf] /fhgLlt Pjd\ ;+:s[ltdf cfFr gcfpg] efiffsf] ælgdf{0fÆ ug]{ ljrf/ dflg;x¿n] w]/} klxn]b]lv ul/cfPsf lyP . ljZjsf] klxnf] s[lqd cGt/f{li6«o efiffsf] ¿kdf ef]nfk's </text:span><text:span text:style-name="T1">(Volapuk)</text:span><text:span text:style-name="T3"> nfO{ lng ;lsG5 . dfl6{g :n]o/n] O{= !**) ;Dddf agfO;s]sf] of] efiff Pstfsf ;kmn g} eof] t/ kl5 s]xL jif{d} l;Sg ufx|f], gldNg] u/L agfOPsf zAb OToflb sf/0fn] nf]k x'g uof] .</text:span></text:p>
      <text:p text:style-name="P2"/>
      <text:p text:style-name="P3"><text:span text:style-name="T3">O{= !**&amp; sf] h'nfO{ @# tfl/vsf lbg o:t} csf]{ efiff P:k]/fGtf] </text:span><text:span text:style-name="T1">(Esperanto)</text:span><text:span text:style-name="T3"> sf] hGd eof] . o; lbg 8f= P:k]/fGtf] -cfzfjfbL_ eGg] pkgfdn] ?;L efiffaf6 klxnf] k':ts gfds Pp6f ;fgf] k':ts k|sflzt ePsf] lyof], h;df l;Sg cToGt} ;lhnf] Pp6f efiff ;DaGwL ;fwf/0f hfgsf/L lbOPsf] lyof] . o;sf n]vs 8f= nfhf/f] n'bf]les hfd]gxf]km lyP, h;sf] hGd O{= !*%( sf] l8;]Da/ !% sf lbg tTsfnLg ?;L k|fGt Aofln:tf]s -xfn kf]Nof08_ df ePsf] lyof] . Tof] k|fGtdf /fhg}lts cl:y/tfsf] sf/0fn] ubf{ ljleGg b]zsf afl;Gbfx¿ cfP/ a;]sf lyP . ltgLx¿df eflifs c;dfgtf /x]sf]n] Ps cfk;df zq'tf /lx/xGYof] . of] kl/l:yltn] afns hfd]gxf]kmnfO{ lgs} k|efljt u¥of] . o;}sf] kmn:j?k pgn] cGt/f{li6«o efiffsf] k|f?k O{= !*&amp;* leq tof/ kf/] t/ pm ljb]zdf k9\g hfFbf pgsf a'afn] o;nfO{ jflxoft eg]/ hnfOlbP . hfd]gxf]km d:sf] / jf;f{df lrlsT;fzf:q cWoog ug{ uP / O{= !*&amp;( b]lv !**% leq 8fS6/sf] pkflw xfl;n u/] . cfFvfsf] lrlsT;s ePkl5 cfˆgf] nIodf p;n] k'gM snd a9fP / ^ jif{sf] clj/n vf]h sfo{ / cys kl/&gt;dsf] kmn:j?k p;n] sNkgf u/]h:tf] cGt/f{li6«o efiffsf] k"0f{ ?k tof/ eof] . pgn] cfˆgf] k':ts 5kfpgsf nflu s}og 7fpFdf k|of; u/] t/ s;}n] 5flklbg dfg]g . o;}tfsf pgn] Snf/f lhNj]lg{s;Fu ljjfx u/] . ltg}sf a'afsf] cfly{s ;xof]u kfP/ pgL klxnf] k':ts k|sflzt ug{ ;kmn eP . To;kl5 ljleGg b]zaf6 lgl:sg] u/]sf P:k]/fGtf] klqsfx¿n] o; efiffnfO{ ;'b[9 kfg{df d2t k'¥ofof] . oxfF pgn] cfˆgf lxt}ifL PGyf]gL u|f]af]:sLsf ;Nnfx / gj]{sf hf]G;gsf] lrGxsf] klg k|of]u u/]sf lyP . kfFrs'g] xl/of] tf/fnfO{ o; efiffsf] k|tLs lrGxsf] ¿kdf lnOG5 . o;sf] xl/of] /Ë cfzfsf] k|tLs xf] / tf/fsf] kfFrs'gfn] kfFr dxfåLksf] k|ltlglwTj ub{5 / of] cfzf lnOG5 ls o; gofF efiffn] ;a}nfO{ PsLs/0f ug]{5 .</text:span></text:p>
      <text:p text:style-name="P2"/>
      <text:p text:style-name="P2">8f= hfd]gxf]kmn] kqfrf/sf] dfWodaf6 ;+;f/sf] s'gfs'gfdf o; efiffsf] k|rf/ ub}{ uP / o; cfbz{nfO{ cg'z/0f u/]/ y'k|} b]zsf dflg;x¿n] o; efiff l;Sg / l;sfpgdf cle?lr b]vfP . o;}sf] kl/0ffd :j?k cfˆgf] 7"nf] kl/jf/ / sdhf]/ cfly{s cj:yfsf afjh'[b klg logL O{= !()% df klxnf] P:k]/fGtf] dxflwj]zg -s+u|];_ km|fG;sf] a'Nof]g–;'/\–d]/ zx/df u/fpg ;kmn eP . o;df ## b]zsf s/La &amp;)) P:k]/fGtf]ljb\x¿ efu lng cfPsf lyP / ltgLx¿n] eflifs ;d:of ljgf o;} efiffsf] e/df dxflwj]zg ;DkGg u/] . o;kl5 O{= !()* df ljZj P:k]/fGtf] ;+3sf] :yfkgf ePkl5 o;sf] k|rf/ ljZjJofkL ¿kdf g} eof] . ptf cfˆgf] ;fgf] 8fS6/L k]zfn] kl/jf/nfO{ cfly{s ;Gt'li6 lbg eg] hfd]gxf]km ;s]gg\ / y'k|} ptf/r9fjx¿ <text:soft-page-break/>kf/ ub}{ cG7fpGg jif{sf] pd]/ -O{= !()&amp;_ df logn] hLjg Tofu] .</text:p>
      <text:p text:style-name="P2"/>
      <text:p text:style-name="P2">cfhef]ln o; efiffnfO{ ;+=/f= ;+3 tyf o'g]:sf]n] :yfg lbPsf] 5 . To:t} ljZjsf ;oeGbf a9L b]zdf o; efiff af]Ng]x¿ 5g\ / ltgLx¿ cf–cfˆgf] b]zsf] P:k]/fGtf] ;+3 dfkm{t ljZj P:k]/fGtf] ;+3;Fu ;Da4 5g\ . of] efiff ko{6gsf] If]qdf a9L k|of]u ePsf] kfOG5 . cfˆgf] b]z ljZj ;fd" lrgfpg o; efiffsf] k|of]u ug{ dg k/fpF5g\ . ljZjsf kGw| eGbf a9L /]l8of] :6]zgx¿af6 o;sf] k|;f/0f x'G5 . h:t} /]l8of] a]OlhËn] x/]s ;fFem o;} efiffaf6 sfo{qmd lbG5 . o; efiffsf] ;flxlTos e08f/ klg 7"nf] 5 ;+;f/sf nueu ;a} k|lz4 ;flxToLs, wfld{{s / cGo dxTjk"0f{ u|Gyx? o;efiffdf cg'jfb e};s]sf 5g\ – cg'lbt / df}lns ;flxTo afx]s b'O{ ;oeGbf a9L kqklqsf ljleGg b]zaf6 lg:sG5g\ . ljleGg b]zaf6 P:k]/fGtf] ;DaGwL x'nfs l6s6 / vfd k|sfzgdf NofOG5 . ljZjsf Ps ;o klRr;eGbf a9L ljZjljBfnox¿df o; efiffaf6 cWoog ug]{ ;'ljwf 5 . o; afx]s cfhef]ln OG6/g]6df klg of] efiff Jofks ¿kdf k|of]u ePsf] 5 . x/]s b]zsf P:k]/fGtf] ;+3sf] j]ek]h afx]s efiff l;Sg ;xof]u ug]{ nufotsf ;}of}F ljleGg ;fO6 / Anux¿ o; efiffdf ag]sf 5g\ .</text:p>
      <text:p text:style-name="P2"/>
      <text:p text:style-name="P2">ljZj Oltxf;sf] ljleGg ;dodf ljleGg /fhgLlts cfIf]k / cfqmd0f ef]u]/ cfPsf] of] efiff cfhef]ln ;+;f/sf] ;oeGbf a9L b]zdf af]lnG5 t/ of] olt hgfn] af]N5 eg]/ eGg eg] s7Lg 5 . t}klg w]/}n] !) nfv b]lv Ps s/f]8 dflg;n] of] efiff k|of]u u5{g\ eg]/ elgG5 . </text:p>
      <text:p text:style-name="P2"/>
      <text:p text:style-name="P2"><text:s/>cfh of] ljZjsf] ;fd" ljleGg b]zaf;Lx¿ aLr JolQmut ;Dks{ sfod ug]{ clåtLo dfWod ePsf] 5 . ljleGg b]zdf kqldqtf ug]{ ;lhnf] dfWod x'g'sf ;fy} s'g} klg b]zdf a:g] lsg gxf];\, Ps P:k]/fGtf]ljb\ csf]{;Fu e]6\gf;fy /fhg}lts ;Ldfgf gf3L cfTdLo ldq aGb5g\ . cem xhf/hgf eGbf a9Ln] kf;kf]tf{ ;]ef]{ gfds ;+:yf dfkm{t <text:s/>P:k]/fGtf] af]Ng] ljb]zLx?nfO{ cfˆgf] 3/df vfg] a:g] Joj:yf ug{ tof/ 5g\ .</text:p>
      <text:p text:style-name="P2"/>
      <text:p text:style-name="P2">olt w]/} efiffx? lar P:k]/fGtf] lsg cGt/f{li6|o efiff eof] eGg] k|Zg cfpg' :jefljs xf] . o;nfO{ cGt/f{li6|o efiff eGg'sf] sf/0f of] s'g} b]zsf] efiff xf]Og, of] l;Sg Psbd ;lhnf] 5, of] ts{k"0f{ 5, o;n] s'g} Ps ;+:s[ltnfO{ c+ufn]sf] 5}g / o;n] t6:y cGt/f{li6|o ;DaGwnfO{ k|f]T;fxg lbG5 . olt e}sg klg o;n] ;+;f/sf] s'g} efiff nfO{ lj:yflkt ug]{ jf To;sf] 7fp lng] h:tf] p2]Zo af]s]sf] 5}g . ljZj el/ cfkg} lsl;dn] cl3 al9/x]sf] of] P:k]/fGtf] cfGbf]ngn] lgDg a'bfnfO{ cfkgf] nIf agfPsf] 5 - nf]stGq, ljZjAoflk lZfIff, k|efjzfnL lzIff, ax'efiffafb, eflifs clwsf/, eflifs ljljwtf / dfgj d'lQm . o;}sf] nflu ljZje/sf P:k]/fGtf] af]Ng]x? JolQmut / ;+:yfut ?kdf nfluk/]sf 5g\ .</text:p>
      <text:p text:style-name="P2"/>
      <text:p text:style-name="P2">ljZjo'4sf s]xL jif{ lj/fP/ jif]{gL o;sf jflif{s dxflwj]zgx¿ eO/x]sf 5g\ . h:t} bzf}F dxflwj]zg O{= !(!% df k]l/;df ePsf] lyof] . To:t} la|6]g, hd{gL, kf]Nof08, <text:soft-page-break/>hfkfg, ;+=/f= cd]l/sf, rLg OToflb b]zdf x'Fb} dxflwj]zg O{= @))* h'nfO{df eof] -h;df g]kfnaf6 klg Ps hgf ;xefuL ePsf] lyof]_ .</text:p>
      <text:p text:style-name="P2"/>
      <text:p text:style-name="P2">o;} cg'?k g]kfndf P:k]/fGtf] efiffsf] k|rng O{= !(%^ df &gt;L l6af]/ l;s]nn] u/]sf lyP / o;}tfsf sf7df08f} P:k]/fGtf] ;dfhsf] u7g eof] . To;kl5 &gt;L l;df] ldnf]o]ler cfP/ O{= !(^( ;Dd of] efiff l;sfP/ uP . To;a]nf l;s]sf s/La #)) hgf ljBfyL{dWo] dxfslj b]jsf]6f / gf6ssf/ ;dsf] klg gfd cfpF5 . kl5 of] /fhg}lts cl:y/tf OToflb sf/0fn] of] lznlznf l;lyn x'guof] . km]l/ O{= !(() df kf]Nof08sf of]cflsd j]l8{g cfP/ s/La ^) hgfnfO{ l;sfP eg] O{= !((! Df csf]{ &amp;) hgf hltn] of] efiff l;Sg] df}sf kfP . o;}a]nf g]kfn P:k]/fGtf] ;+3sf] u7g eof] . To;kl5 o;n] a]nfa]nfdf P:k]/fGtf] l;sfpg] sfd nufot cGo ultljlw klg ;f] ;+3n] ul//x]sf] 5 .</text:p>
      <text:p text:style-name="P2"/>
      <text:p text:style-name="P2">s]xL pkof]uL j]e;fO6x?:</text:p>
      <text:p text:style-name="P1">www.esperanto.org</text:p>
      <text:p text:style-name="P1">www.esperanto.net</text:p>
      <text:p text:style-name="P1">www.lernu.net</text:p>
      <text:p text:style-name="P1">www.amikumu.net</text:p>
      <text:p text:style-name="P1">ww.uea.org</text:p>
      <text:p text:style-name="P1">www.edukado.net</text:p>
      <text:p text:style-name="P1">www.wikipedia.org/esperanto</text:p>
      <text:p text:style-name="P2"/>
      <text:p text:style-name="P2">P:k]/fGtf]sf] Jofs/0f</text:p>
      <text:p text:style-name="P2">-s_ cIf/</text:p>
      <text:p text:style-name="P3"><text:span text:style-name="T2">Aa</text:span><text:span text:style-name="T3"> cf, </text:span></text:p>
      <text:p text:style-name="P3"><text:span text:style-name="T2">Bb </text:span><text:span text:style-name="T3">af], </text:span></text:p>
      <text:p text:style-name="P3"><text:span text:style-name="T2">Cc</text:span><text:span text:style-name="T3"> ;f], </text:span></text:p>
      <text:p text:style-name="P3"><text:span text:style-name="T2">Ĉĉ</text:span><text:span text:style-name="T3"> of], </text:span></text:p>
      <text:p text:style-name="P3"><text:span text:style-name="T2">Dd</text:span><text:span text:style-name="T3"> bf], </text:span></text:p>
      <text:p text:style-name="P3"><text:span text:style-name="T2">Ee </text:span><text:span text:style-name="T3">P,</text:span><text:span text:style-name="T2"> </text:span></text:p>
      <text:p text:style-name="P3"><text:span text:style-name="T2">Ff</text:span><text:span text:style-name="T3"> kmf], </text:span></text:p>
      <text:p text:style-name="P3"><text:span text:style-name="T2">Gg </text:span><text:span text:style-name="T3">uf], </text:span></text:p>
      <text:p text:style-name="P3"><text:span text:style-name="T2">Ĝĝ</text:span><text:span text:style-name="T3"> hf], </text:span></text:p>
      <text:p text:style-name="P3"><text:span text:style-name="T2">Hh </text:span><text:span text:style-name="T3">xf], </text:span></text:p>
      <text:p text:style-name="P3"><text:span text:style-name="T2">Ĥĥ</text:span><text:span text:style-name="T3"> vf], </text:span></text:p>
      <text:p text:style-name="P3"><text:span text:style-name="T2">Ii </text:span><text:span text:style-name="T3">O, </text:span></text:p>
      <text:p text:style-name="P3"><text:span text:style-name="T2">Jj</text:span><text:span text:style-name="T3"> of], <text:s/></text:span></text:p>
      <text:p text:style-name="P3"><text:span text:style-name="T2">Jxjx </text:span><text:span text:style-name="T3">emf], </text:span></text:p>
      <text:p text:style-name="P3"><text:soft-page-break/><text:span text:style-name="T2">Kk</text:span><text:span text:style-name="T3"> sf] , </text:span></text:p>
      <text:p text:style-name="P3"><text:span text:style-name="T2">Ll </text:span><text:span text:style-name="T3">nf], </text:span></text:p>
      <text:p text:style-name="P3"><text:span text:style-name="T2">Mm</text:span><text:span text:style-name="T3"> df], </text:span></text:p>
      <text:p text:style-name="P3"><text:span text:style-name="T2">Nn</text:span><text:span text:style-name="T3"> gf], </text:span></text:p>
      <text:p text:style-name="P3"><text:span text:style-name="T2">Oo</text:span><text:span text:style-name="T3"> cf] , </text:span></text:p>
      <text:p text:style-name="P3"><text:span text:style-name="T2">Pp</text:span><text:span text:style-name="T3"> kf], </text:span></text:p>
      <text:p text:style-name="P3"><text:span text:style-name="T2">Rr</text:span><text:span text:style-name="T3"> /f], </text:span></text:p>
      <text:p text:style-name="P3"><text:span text:style-name="T2">Ss</text:span><text:span text:style-name="T3"> ;f], </text:span></text:p>
      <text:p text:style-name="P3"><text:span text:style-name="T2">Ŝŝ </text:span><text:span text:style-name="T3">zf], </text:span></text:p>
      <text:p text:style-name="P3"><text:span text:style-name="T2">Tt</text:span><text:span text:style-name="T3"> tf], </text:span></text:p>
      <text:p text:style-name="P3"><text:span text:style-name="T2">Uu</text:span><text:span text:style-name="T3"> pm, </text:span></text:p>
      <text:p text:style-name="P3"><text:span text:style-name="T2">Ŭŭ</text:span><text:span text:style-name="T3"> s", </text:span></text:p>
      <text:p text:style-name="P3"><text:span text:style-name="T2">Vv</text:span><text:span text:style-name="T3"> ef], </text:span></text:p>
      <text:p text:style-name="P3"><text:span text:style-name="T2">Zz</text:span><text:span text:style-name="T3"> Hhf] .</text:span><text:span text:style-name="T2"> </text:span></text:p>
      <text:p text:style-name="P3"><text:span text:style-name="T3">pRrf/0f M o;df :j/x¿ </text:span><text:span text:style-name="T2">a, e, i, o, u </text:span><text:span text:style-name="T3">x'g\ . h:tf] ls M </text:span><text:span text:style-name="T2">bar</text:span><text:span text:style-name="T3"> -af/_, </text:span><text:span text:style-name="T2">ber</text:span><text:span text:style-name="T3"> -a]/_ </text:span><text:span text:style-name="T2">bir </text:span><text:span text:style-name="T3">-aL/_, </text:span><text:span text:style-name="T2">bor</text:span><text:span text:style-name="T3"> -af]/_, </text:span><text:span text:style-name="T2">bur</text:span><text:span text:style-name="T3"> -a"/_ .</text:span></text:p>
      <text:p text:style-name="P2"/>
      <text:p text:style-name="P4">-v_ lgod</text:p>
      <text:p text:style-name="P3"><text:span text:style-name="T3">!= o;df clglZrttf a'emfpg] </text:span><text:span text:style-name="T4">pkkb</text:span><text:span text:style-name="T3"> -c+u|]hLdf </text:span><text:span text:style-name="T2">indefinite artile</text:span><text:span text:style-name="T3">_ x'Fb}g, o;df Pp6f dfq lglZrttf a'emfpg] pkkb </text:span><text:span text:style-name="T2">(la)</text:span><text:span text:style-name="T3"> x'G5 , h'g ;a} lnË, sf/s / jrgdf Ps} lsl;dn] nfUb5 .</text:span></text:p>
      <text:p text:style-name="P3"><text:span text:style-name="T3">@= ;+1fjfrsx¿ cf]sf/fGt </text:span><text:span text:style-name="T2">(O)</text:span><text:span text:style-name="T3"> x'G5g\ . o;df ax'arg agfpg </text:span><text:span text:style-name="T2">J</text:span><text:span text:style-name="T3"> -o_ hf]l8G5 . o;df hDdf b'O{6f dfq sf/s x'G5g\ M stf{ sf/s / sd{ sf/s . o;df bf]&gt;f] agfpg klxnf]df </text:span><text:span text:style-name="T2">n </text:span><text:span text:style-name="T3">-g_ ylkG5 . cGo sf/sx¿ gfdof]uL /fv]/ cleJoQm ul/G5g\ -h:t} ;DjGwsf/s </text:span><text:span text:style-name="T2">de,</text:span><text:span text:style-name="T3"> ;Dk|bfg sf/s </text:span><text:span text:style-name="T2">al,</text:span><text:span text:style-name="T3"> ckfbg sf/s </text:span><text:span text:style-name="T2">per</text:span><text:span text:style-name="T3"> cflb_ .</text:span></text:p>
      <text:p text:style-name="P3"><text:span text:style-name="T3">#= ljz]if0fx¿ cfsf/fGt </text:span><text:span text:style-name="T2">(a)</text:span><text:span text:style-name="T3"> x'G5g\ . sf/s / arg ;+1fjfrsdf h:t} x'G5g\ . </text:span><text:span text:style-name="T2">pli</text:span><text:span text:style-name="T3"> eGg] zAb k|of]u u/]/ t'ngfTds ljz]if0f agfOG5g\ / </text:span><text:span text:style-name="T2">plej</text:span><text:span text:style-name="T3"> /fv]/ pTs[i6 hgfpg] ljz]if0f agfOG5 . t'ngfTds ljz]if0f agfpFbf </text:span><text:span text:style-name="T2">ol </text:span><text:span text:style-name="T3">;+of]hs /flvG5 .</text:span></text:p>
      <text:p text:style-name="P2"/>
      <text:p text:style-name="P3"><text:span text:style-name="T3">$= ;fdfGo ;+Vof o;k|sf/ 5g\ M </text:span><text:span text:style-name="T2">unu </text:span><text:span text:style-name="T3">-pg'_ </text:span><text:span text:style-name="T2">du</text:span><text:span text:style-name="T3"> -b'_ </text:span><text:span text:style-name="T2">tri </text:span><text:span text:style-name="T3">-tLg_, </text:span><text:span text:style-name="T2">kvar</text:span><text:span text:style-name="T3"> -Sef/_ </text:span><text:span text:style-name="T2">kvin</text:span><text:span text:style-name="T3"> -SeLg_, </text:span><text:span text:style-name="T2">ses</text:span><text:span text:style-name="T3"> -;];_, </text:span><text:span text:style-name="T2">sep</text:span><text:span text:style-name="T3"> -;]k_ </text:span><text:span text:style-name="T2">ok</text:span><text:span text:style-name="T3"> -cf]s_, </text:span><text:span text:style-name="T2">naŭ </text:span><text:span text:style-name="T3">-gfp_, </text:span><text:span text:style-name="T2">dek</text:span><text:span text:style-name="T3"> -b]s_,</text:span><text:span text:style-name="T2"> cent</text:span><text:span text:style-name="T3"> -T;]Gt_, </text:span><text:span text:style-name="T2">mil</text:span><text:span text:style-name="T3"> -ldn_ . bz, ;o, xhf/eGbf a9Lsf] ;+Vof qmdzM ;+Vofx¿ ;Fu} /fv]/ agfOG5 -h:t} !@ </text:span><text:span text:style-name="T2">dekdu,</text:span><text:span text:style-name="T3"> @) </text:span><text:span text:style-name="T2">dudek,</text:span><text:span text:style-name="T3"> (( </text:span><text:span text:style-name="T2">naŭdek naŭ,</text:span><text:span text:style-name="T3"> !((( </text:span><text:span text:style-name="T2">mil naŭcent naŭdek naŭ).</text:span><text:span text:style-name="T3"> qmd;"rs ;+Vof agfpg k5fl8 </text:span><text:span text:style-name="T2">a</text:span><text:span text:style-name="T3"> yKg] -h:t} </text:span><text:span text:style-name="T2">unu+a= unua,</text:span><text:span text:style-name="T3"> k|yd_, u'0ff a'emfpg </text:span><text:span text:style-name="T2">obla</text:span><text:span text:style-name="T3"> yKg] --h:t} </text:span><text:span text:style-name="T2">du + obla= duobla - </text:span><text:span text:style-name="T3">bf]Aa/_, leGgfTds a'emfpg </text:span><text:span text:style-name="T2">on</text:span><text:span text:style-name="T3"> yKg] -h:t} </text:span><text:span text:style-name="T2">kvar+ono=kvarono –</text:span><text:span text:style-name="T3">rf}yfO{_, ;fd'lxs a'emfpg </text:span><text:span text:style-name="T2">op</text:span><text:span text:style-name="T3"> yKg] - h:t} </text:span><text:span text:style-name="T2">du+opo =duopo</text:span><text:span text:style-name="T3"> hf]8f_, ljefhg </text:span><text:soft-page-break/><text:span text:style-name="T3">a'emfpg </text:span><text:span text:style-name="T2">po </text:span><text:span text:style-name="T3">gfdof]uL k|of]u ug]{ -h:t} </text:span><text:span text:style-name="T2">po unu glaso ,</text:span><text:span text:style-name="T3"> x/]sn] Ps lunf;_ . ;+1fjfrs / lqmofof]uL jfrs ;+Vofx? klg k|of]u ug{ ;lsG5 .</text:span></text:p>
      <text:p text:style-name="P2"/>
      <text:p text:style-name="P3"><text:span text:style-name="T3">%= JolQmafrs ;j{gfd M </text:span><text:span text:style-name="T2">mi </text:span><text:span text:style-name="T3">-d_,</text:span><text:span text:style-name="T2"> vi </text:span><text:span text:style-name="T3">-ltdL_, </text:span><text:span text:style-name="T2">li</text:span><text:span text:style-name="T3"> -pm_, </text:span><text:span text:style-name="T2">si </text:span><text:span text:style-name="T3">-pgL_, </text:span><text:span text:style-name="T2">gxi </text:span><text:span text:style-name="T3">-of], j:t' jf hgfj/nfO{_, </text:span><text:span text:style-name="T2">si</text:span><text:span text:style-name="T3"> -pm cfkm}F_, </text:span><text:span text:style-name="T2">ni </text:span><text:span text:style-name="T3">-xfdL_, </text:span><text:span text:style-name="T2">ili </text:span><text:span text:style-name="T3">-ltgLx¿_, </text:span><text:span text:style-name="T2">oni </text:span><text:span text:style-name="T3">-cd"s_ . ;DaGwjfrs </text:span><text:span text:style-name="T2">a</text:span><text:span text:style-name="T3"> /fv]/ agfOG5 . k|ToIf ?k ljwfg jf k|Too hf]8\g] tl/sf ;+1fjfrsdf h:tf] x'G5 .</text:span></text:p>
      <text:p text:style-name="P2"/>
      <text:p text:style-name="P3"><text:span text:style-name="T3">^= lqmof JolQm jf arg cg';f/ kl/jt{g x'Fb}g . lqmofsf] ?k M jt{dfgn] </text:span><text:span text:style-name="T2">-as</text:span><text:span text:style-name="T3"> cGt lnG5, e"tn] </text:span><text:span text:style-name="T2">-is,</text:span><text:span text:style-name="T3"> eljion] </text:span><text:span text:style-name="T2">-os,</text:span><text:span text:style-name="T3"> k|ltaGwfTdsn] </text:span><text:span text:style-name="T2">-us,</text:span><text:span text:style-name="T3"> cf1fy{sn] </text:span><text:span text:style-name="T2">-u,</text:span><text:span text:style-name="T3"> ;fdfGo ?kn] </text:span><text:span text:style-name="T2">-i </text:span><text:span text:style-name="T3"><text:s/>. s[bGtx¿ -ljz]if0f hgfpg] jf lqmofof]uL hgfpg]_ M st[jfRo jt{dfg —</text:span><text:span text:style-name="T2">ant,</text:span><text:span text:style-name="T3"> st[jfRo e"t –</text:span><text:span text:style-name="T2">int,</text:span><text:span text:style-name="T3"> st[jfRo eljio –</text:span><text:span text:style-name="T2">ont</text:span><text:span text:style-name="T3"> . sd{jfRo jt{dfg –</text:span><text:span text:style-name="T2">at,</text:span><text:span text:style-name="T3"> sd{jfRo e"t–</text:span><text:span text:style-name="T2">it,</text:span><text:span text:style-name="T3"> sd{jfRo eljio </text:span><text:span text:style-name="T2">–ot</text:span><text:span text:style-name="T3"> . sd{jfRo agfpg </text:span><text:span text:style-name="T2">esti</text:span><text:span text:style-name="T3"> lqmofsf] ;DalGwtsfn agfOG5 / cfjZos lqmofdf sd{jfRo s[bGt ylkG5 . sd{ jfRodf cfpg] gfdof]uL </text:span><text:span text:style-name="T2">de</text:span><text:span text:style-name="T3"> xf] . h:t} <text:s/></text:span><text:span text:style-name="T2">-La domo estas konstruata de mi, </text:span><text:span text:style-name="T3">Tof] 3/ daf6 agfOb} 5 . </text:span></text:p>
      <text:p text:style-name="P2"/>
      <text:p text:style-name="P3"><text:span text:style-name="T3">&amp;= lqmofof]uLx¿ Psf/fGt </text:span><text:span text:style-name="T2">(e)</text:span><text:span text:style-name="T3"> x'G5g\ . t'ngfsf nflu ljz]if0fdf h:t} ul/G5 .</text:span></text:p>
      <text:p text:style-name="P2">*= ;a} gfdof]uLx¿n] stf{ sf/snfO{ zf;g ub{5 .</text:p>
      <text:p text:style-name="P2">(= x/]s zAb h;/L n]lvG5, To;/L pRrf/0f ul/G5 .</text:p>
      <text:p text:style-name="P2">!)= :j/f3ft hlxn] klg clGtdeGbf cufl8sf] cIf/df nfUb5 .</text:p>
      <text:p text:style-name="P2">!!= ;df; b'O{6f zAbx¿nfO{ ;Fu} /fv]/ agfOG5 -d"Vo zAb clGtddf x'G5 _. Jofs/0fLo zAbfjnLx? klg :jtGq zAbx? ;/x x'G5g\ . </text:p>
      <text:p text:style-name="P3"><text:span text:style-name="T3">!@= csf]{ cs/0f zAb pkl:yt ePdf </text:span><text:span text:style-name="T2">ne</text:span><text:span text:style-name="T3"> x6fOG5 .</text:span></text:p>
      <text:p text:style-name="P2">!#= lbzf, tkm{ b]vfpg zAbn] sd{sf/s ?k lnG5 .</text:p>
      <text:p text:style-name="P3"><text:span text:style-name="T3">!$= x/]s gfdof]uLsf] k"0f{ / :yfoL cy{ x'G5 t/ olb pQm gfdof]uLn] h'g cy{ lbg'kg]{ xf] Tof] lbPg eg] xfdL </text:span><text:span text:style-name="T2">je</text:span><text:span text:style-name="T3"> gfdof]uL k|of]u u5f}{ . <text:s/></text:span><text:span text:style-name="T2">je</text:span><text:span text:style-name="T3"> sf] ;§fdf xfdL gfdof]uL g/fvL sd{sf/s klg k|of]u ug{ ;S5f}F .</text:span></text:p>
      <text:p text:style-name="P2">!%=cfuGt's elgg] zAbx¿, cyjf tL zAbx¿ h'g Ps &gt;f]taf6 w]/} cfiffx¿n] lnPsf 5g\, ltgLx¿ P:kf]/fGtf]df j0f{ljGof;df afx]s kl/jt{g x'Fb}gg\ t/ Ps} d"naf6 cfPsf ljleGg zAbx¿sf] ;jfndf eg] d"n zAbdfq h:tfsf] t:t} k|of]u u/L c? P:k]/fGtf] efiffsf] lgodfg';f/ k|of]u ug'{k5{ .</text:p>
      <text:p text:style-name="P3"><text:span text:style-name="T3">!^= ;+1fjfrssf] / pkkbsf] clGtd :j/ slxn]sfxLF x6fP/ </text:span><text:span text:style-name="T2">(')</text:span><text:span text:style-name="T3"> lrXgdfq klg /fVg ;lsG5 .</text:span></text:p>
      <text:p text:style-name="P2"/>
      <text:p text:style-name="P2">-u_ k"j{;u{ / k/;u{</text:p>
      <text:p text:style-name="P3"><text:span text:style-name="T2">bo- –</text:span><text:span text:style-name="T3"> ljjfxaf6 aGg] ;DaGw </text:span><text:span text:style-name="T2">: bopatro,</text:span><text:span text:style-name="T3"> ;;'/f</text:span></text:p>
      <text:p text:style-name="P3"><text:span text:style-name="T2">dis- –</text:span><text:span text:style-name="T3"> ljt/0f, 5l/g] cy{df </text:span><text:span text:style-name="T2">: disdoni,</text:span><text:span text:style-name="T3"> ljt/0f ug'{</text:span></text:p>
      <text:p text:style-name="P3"><text:span text:style-name="T2">ek- –</text:span><text:span text:style-name="T3"> z'?, 5f]6f] lqmof</text:span><text:span text:style-name="T2"> : ekkiri</text:span><text:span text:style-name="T3"> Ps} l5g s/fpg'</text:span></text:p>
      <text:p text:style-name="P3"><text:span text:style-name="T2">eks- –</text:span><text:span text:style-name="T3"> e"tk"j{ </text:span><text:span text:style-name="T2">: eksprezidanto </text:span><text:span text:style-name="T3">k"j{ cWoIf</text:span></text:p>
      <text:p text:style-name="P3"><text:soft-page-break/><text:span text:style-name="T2">ge-</text:span><text:span text:style-name="T3"> </text:span><text:span text:style-name="T2">– </text:span><text:span text:style-name="T3">:qL k'?if ;Fu} </text:span><text:span text:style-name="T2">: gepatroj,</text:span><text:span text:style-name="T3"> cfdfa'af</text:span></text:p>
      <text:p text:style-name="P3"><text:span text:style-name="T2">mal- –</text:span><text:span text:style-name="T3"> cs/0f </text:span><text:span text:style-name="T2">: malfacila,</text:span><text:span text:style-name="T3"> sl7g</text:span></text:p>
      <text:p text:style-name="P3"><text:span text:style-name="T2">mis- –</text:span><text:span text:style-name="T3"> unt </text:span><text:span text:style-name="T2">: misuzi,</text:span><text:span text:style-name="T3"> b'?kof]u ug'{</text:span></text:p>
      <text:p text:style-name="P3"><text:span text:style-name="T2">re- –</text:span><text:span text:style-name="T3"> k'g </text:span><text:span text:style-name="T2">: resendi,</text:span><text:span text:style-name="T3"> kmsf{pg'</text:span></text:p>
      <text:p text:style-name="P1"/>
      <text:p text:style-name="P3"><text:span text:style-name="T2">-acx –</text:span><text:span text:style-name="T3"> xf]Rofpg] </text:span><text:span text:style-name="T2">: herbacxo, </text:span><text:span text:style-name="T3">emf/</text:span></text:p>
      <text:p text:style-name="P3"><text:span text:style-name="T2">-ad –</text:span><text:span text:style-name="T3"> sfo{sf] lg/Gt/tf </text:span><text:span text:style-name="T2">: ridado,</text:span><text:span text:style-name="T3"> xfF;L/xg] sfd</text:span></text:p>
      <text:p text:style-name="P3"><text:span text:style-name="T2">-agx –</text:span><text:span text:style-name="T3"> 7f]; ljrf/ jf a:t' </text:span><text:span text:style-name="T2">: managxagxo :</text:span><text:span text:style-name="T3"> vfg]s'/f</text:span></text:p>
      <text:p text:style-name="P3"><text:span text:style-name="T2">-an –</text:span><text:span text:style-name="T3"> af;L, ;b:o, cË </text:span><text:span text:style-name="T2">: Nepalano,</text:span><text:span text:style-name="T3"> g]kfnL</text:span></text:p>
      <text:p text:style-name="P3"><text:span text:style-name="T2">-ar –</text:span><text:span text:style-name="T3"> ;+sng </text:span><text:span text:style-name="T2">: arbaro</text:span><text:span text:style-name="T3"> h+un</text:span></text:p>
      <text:p text:style-name="P3"><text:span text:style-name="T2">-ebla –</text:span><text:span text:style-name="T3"> ;DefJotf </text:span><text:span text:style-name="T2">: mangxebla</text:span><text:span text:style-name="T3"> vfB</text:span></text:p>
      <text:p text:style-name="P3"><text:span text:style-name="T2">-ec –</text:span><text:span text:style-name="T3"> cd"t{ u'0f </text:span><text:span text:style-name="T2">: beleco</text:span><text:span text:style-name="T3"> ;'Gb/tf</text:span></text:p>
      <text:p text:style-name="P3"><text:span text:style-name="T2">-eg –</text:span><text:span text:style-name="T3"> ljzfntf </text:span><text:span text:style-name="T2">: dentego</text:span><text:span text:style-name="T3"> bfx|f</text:span></text:p>
      <text:p text:style-name="P3"><text:span text:style-name="T2">-ej –</text:span><text:span text:style-name="T3"> <text:s/>ljz]if sfo{df k|of]u x'g] 7fpF </text:span><text:span text:style-name="T2">: lernejo</text:span><text:span text:style-name="T3"> ljBfno</text:span></text:p>
      <text:p text:style-name="P3"><text:span text:style-name="T2">-em –</text:span><text:span text:style-name="T3"> OR5f ePsf] </text:span><text:span text:style-name="T2">: mangxena</text:span><text:span text:style-name="T3"> vGr'jf</text:span></text:p>
      <text:p text:style-name="P3"><text:span text:style-name="T2">-er –</text:span><text:span text:style-name="T3"> ;+u|xsf] Ps c+z </text:span><text:span text:style-name="T2">: monero</text:span><text:span text:style-name="T3"> l;Ssf</text:span></text:p>
      <text:p text:style-name="P3"><text:span text:style-name="T2">-estr –</text:span><text:span text:style-name="T3"> k|d'v </text:span><text:span text:style-name="T2">: urbestro</text:span><text:span text:style-name="T3"> gu/k|d'v</text:span></text:p>
      <text:p text:style-name="P3"><text:span text:style-name="T2">-et –</text:span><text:span text:style-name="T3"> ;fgf] a'emfpg] </text:span><text:span text:style-name="T2">: rideti</text:span><text:span text:style-name="T3"> d':sfpg'</text:span></text:p>
      <text:p text:style-name="P3"><text:span text:style-name="T2">-id –</text:span><text:span text:style-name="T3"> ;Gtfg </text:span><text:span text:style-name="T2">: kokido</text:span><text:span text:style-name="T3"> rNnf</text:span></text:p>
      <text:p text:style-name="P3"><text:span text:style-name="T2">-ig –</text:span><text:span text:style-name="T3"> s;}nfO{ u/fpg' </text:span><text:span text:style-name="T2">: trinkigi</text:span><text:span text:style-name="T3"> lknfpg'</text:span></text:p>
      <text:p text:style-name="P3"><text:span text:style-name="T2">-igx –</text:span><text:span text:style-name="T3"> x'g' </text:span><text:span text:style-name="T2">: ricxigxi</text:span><text:span text:style-name="T3"> wgL x'g'</text:span></text:p>
      <text:p text:style-name="P3"><text:span text:style-name="T2">-il -</text:span><text:span text:style-name="T3"> ;fwg </text:span><text:span text:style-name="T2">: flugilo</text:span><text:span text:style-name="T3"> kv]6f</text:span></text:p>
      <text:p text:style-name="P3"><text:span text:style-name="T2">-in -</text:span><text:span text:style-name="T3"> :qLjfrs </text:span><text:span text:style-name="T2">: virino </text:span><text:span text:style-name="T3">dlxnf</text:span></text:p>
      <text:p text:style-name="P3"><text:span text:style-name="T2">-ind –</text:span><text:span text:style-name="T3"> nfossf] </text:span><text:span text:style-name="T2">: mirinda</text:span><text:span text:style-name="T3"> cfZro{hgs</text:span></text:p>
      <text:p text:style-name="P3"><text:span text:style-name="T2">-ing –</text:span><text:span text:style-name="T3"> s;]/ ;dfTg] u/L /fVg] efF8f] </text:span><text:span text:style-name="T2">: cigarindo</text:span><text:span text:style-name="T3"> l;uf/ /fVg] kfOk</text:span></text:p>
      <text:p text:style-name="P3"><text:span text:style-name="T2">-ism –</text:span><text:span text:style-name="T3"> afb </text:span><text:span text:style-name="T2">: komunismo</text:span><text:span text:style-name="T3"> ;fDoafb</text:span></text:p>
      <text:p text:style-name="P3"><text:span text:style-name="T2">-ist –</text:span><text:span text:style-name="T3"> k]zf jf zf]v ePsf] </text:span><text:span text:style-name="T2">: kantisto</text:span><text:span text:style-name="T3"> ufos</text:span></text:p>
      <text:p text:style-name="P3"><text:span text:style-name="T2">-ebl –</text:span><text:span text:style-name="T3"> u'0ff </text:span><text:span text:style-name="T2">: dekobla</text:span><text:span text:style-name="T3"> bz u'0ff</text:span></text:p>
      <text:p text:style-name="P3"><text:span text:style-name="T2">-on –</text:span><text:span text:style-name="T3"> leGgfTds </text:span><text:span text:style-name="T2">–: duona </text:span><text:span text:style-name="T3">cfwf</text:span></text:p>
      <text:p text:style-name="P3"><text:span text:style-name="T2">-op – </text:span><text:span text:style-name="T3">;fd''lxs ;+Vof </text:span><text:span text:style-name="T2">: dokopa</text:span><text:span text:style-name="T3"> bzj6f;Fu}</text:span></text:p>
      <text:p text:style-name="P3"><text:span text:style-name="T2">-uj –</text:span><text:span text:style-name="T3"> efF8f] </text:span><text:span text:style-name="T2">: laktujo</text:span><text:span text:style-name="T3"> b'w /fVg] efF8f]</text:span></text:p>
      <text:p text:style-name="P3"><text:span text:style-name="T2">-ul –</text:span><text:span text:style-name="T3"> u'0f cg';f/sf] dflg; </text:span><text:span text:style-name="T2">: dikulo</text:span><text:span text:style-name="T3"> df]6f] dflg;</text:span></text:p>
      <text:p text:style-name="P3"><text:span text:style-name="T2">-um –</text:span><text:span text:style-name="T3"> ;fdfGo cy{ lbg] k/;u{ </text:span><text:span text:style-name="T2">: literumo,</text:span><text:span text:style-name="T3"> lxHh]</text:span></text:p>
      <text:p text:style-name="P3"><text:span text:style-name="T3">;fy} </text:span><text:span text:style-name="T2">-cxjo</text:span><text:span text:style-name="T3"> / </text:span><text:span text:style-name="T2">-njo</text:span><text:span text:style-name="T3"> klg k/;u{ x'g\ <text:s/>h;nfO{ s;}sf] gfd Kof/f] u/L af]nfpFbf k|of]u ul/G5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Helvetica1" svg:font-family="Helvetica, Arial"/>
    <style:font-face style:name="Kantipur" svg:font-family="Kantipur"/>
    <style:font-face style:name="Palatino" svg:font-family="Palatino"/>
    <style:font-face style:name="Preeti" svg:font-family="Preeti"/>
    <style:font-face style:name="Palatino1" svg:font-family="Palatino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ucidasans" svg:font-family="Lucida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Preeti" fo:font-size="12pt" fo:language="eo" fo:country="none" style:font-name-asian="Preeti" style:font-size-asian="10.5pt" style:language-asian="zxx" style:country-asian="none" style:font-name-complex="Pree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reeti" fo:font-size="12pt" fo:language="eo" fo:country="none" style:font-name-asian="Preeti" style:language-asian="zxx" style:country-asian="none" style:font-name-complex="Preeti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/>
    </style:style>
    <style:style style:name="caption" style:family="paragraph" style:parent-style-name="Standard">
      <style:paragraph-properties fo:margin-top="0.212cm" fo:margin-bottom="0.212cm"/>
      <style:text-properties style:font-name="Palatino1" fo:font-style="italic" style:font-name-complex="Palatino1" style:font-style-complex="italic"/>
    </style:style>
    <style:style style:name="Index_20__28_user_29_" style:display-name="Index (user)" style:family="paragraph" style:parent-style-name="Standard">
      <style:text-properties style:font-name="Helvetica1" style:font-name-complex="Helvetic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Standard_20__28_user_29_" style:display-name="Standard (user)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8-12-04T16:29:26</dc:date>
    <meta:editing-cycles>2</meta:editing-cycles>
    <meta:editing-duration>PT3M25S</meta:editing-duration>
    <meta:user-defined meta:name="Informo 1"/>
    <meta:user-defined meta:name="Informo 2"/>
    <meta:user-defined meta:name="Informo 3"/>
    <meta:user-defined meta:name="Informo 4"/>
    <meta:document-statistic meta:table-count="0" meta:image-count="0" meta:object-count="0" meta:page-count="7" meta:paragraph-count="107" meta:word-count="3034" meta:character-count="13813"/>
  </office:meta>
</office:document-meta>
</file>